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chema" style:family="table">
      <style:table-properties style:width="6.9271in" fo:margin-left="0in" fo:margin-right="-0.0021in" table:align="margins"/>
    </style:style>
    <style:style style:name="Schema.A" style:family="table-column">
      <style:table-column-properties style:column-width="1.7493in" style:rel-column-width="2519*"/>
    </style:style>
    <style:style style:name="Schema.B" style:family="table-column">
      <style:table-column-properties style:column-width="1.8854in" style:rel-column-width="2715*"/>
    </style:style>
    <style:style style:name="Schema.C" style:family="table-column">
      <style:table-column-properties style:column-width="1.7299in" style:rel-column-width="2491*"/>
    </style:style>
    <style:style style:name="Schema.D" style:family="table-column">
      <style:table-column-properties style:column-width="1.5625in" style:rel-column-width="2250*"/>
    </style:style>
    <style:style style:name="Schema.1" style:family="table-row">
      <style:table-row-properties style:min-row-height="0.8174in"/>
    </style:style>
    <style:style style:name="Schema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Schema.D1" style:family="table-cell">
      <style:table-cell-properties fo:padding="0.0382in" fo:border="0.0007in solid #000000"/>
    </style:style>
    <style:style style:name="Schema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Schema.3" style:family="table-row">
      <style:table-row-properties style:min-row-height="0.8021in"/>
    </style:style>
    <style:style style:name="Schema.A3" style:family="table-cell">
      <style:table-cell-properties fo:padding="0.0382in" fo:border-left="0.0007in solid #000000" fo:border-right="none" fo:border-top="none" fo:border-bottom="0.0007in solid #000000"/>
    </style:style>
    <style:style style:name="Schema.4" style:family="table-row">
      <style:table-row-properties style:min-row-height="0.5014in"/>
    </style:style>
    <style:style style:name="Schema.5" style:family="table-row">
      <style:table-row-properties style:min-row-height="0.7875in"/>
    </style:style>
    <style:style style:name="P1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1">
      <style:paragraph-properties fo:margin-left="0.9846in" fo:margin-right="0in" fo:text-indent="-0.25in" style:auto-text-indent="false"/>
    </style:style>
    <style:style style:name="P10" style:family="paragraph" style:parent-style-name="Standard" style:list-style-name="L8">
      <style:paragraph-properties fo:margin-left="1.0102in" fo:margin-right="0in" fo:text-indent="0.0209in" style:auto-text-indent="false">
        <style:tab-stops>
          <style:tab-stop style:position="-0.1665in"/>
          <style:tab-stop style:position="0.2917in"/>
        </style:tab-stops>
      </style:paragraph-properties>
    </style:style>
    <style:style style:name="P11" style:family="paragraph" style:parent-style-name="Standard" style:list-style-name="L9">
      <style:paragraph-properties fo:margin-left="1in" fo:margin-right="0in" fo:text-indent="-0.0102in" style:auto-text-indent="false">
        <style:tab-stops>
          <style:tab-stop style:position="-0.2398in"/>
          <style:tab-stop style:position="0.25in"/>
        </style:tab-stops>
      </style:paragraph-properties>
    </style:style>
    <style:style style:name="P12" style:family="paragraph" style:parent-style-name="Standard" style:list-style-name="L10">
      <style:paragraph-properties fo:margin-left="0.9898in" fo:margin-right="0in" fo:text-indent="-0.0209in" style:auto-text-indent="false">
        <style:tab-stops/>
      </style:paragraph-properties>
    </style:style>
    <style:style style:name="P13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 fo:font-size="10pt" style:font-name-asian="Courier New" style:font-size-asian="10pt" style:font-name-complex="Courier New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64in" fo:text-indent="-0.25in" fo:margin-left="1.276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64in" fo:text-indent="-0.25in" fo:margin-left="1.526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64in" fo:text-indent="-0.25in" fo:margin-left="1.7764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64in" fo:text-indent="-0.25in" fo:margin-left="2.026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64in" fo:text-indent="-0.25in" fo:margin-left="2.27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64in" fo:text-indent="-0.25in" fo:margin-left="2.5264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64in" fo:text-indent="-0.25in" fo:margin-left="2.7764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64in" fo:text-indent="-0.25in" fo:margin-left="3.0264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4in" fo:text-indent="-0.25in" fo:margin-left="3.2764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264in" fo:text-indent="-0.25in" fo:margin-left="3.5264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72in" fo:text-indent="-0.25in" fo:margin-left="1.477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72in" fo:text-indent="-0.25in" fo:margin-left="1.477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72in" fo:text-indent="-0.25in" fo:margin-left="1.477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chema" table:style-name="Schema">
        <table:table-column table:style-name="Schema.A"/>
        <table:table-column table:style-name="Schema.B"/>
        <table:table-column table:style-name="Schema.C"/>
        <table:table-column table:style-name="Schema.D"/>
        <table:table-row table:style-name="Schema.1">
          <table:table-cell table:style-name="Schema.A1" office:value-type="string">
            <text:p text:style-name="P1"><text:span text:style-name="T1">Course</text:span> =</text:p>
            <text:p text:style-name="P1">@courseId</text:p>
            <text:p text:style-name="P1">+matName</text:p>
            <text:p text:style-name="P1">+instrName</text:p>
            <text:p text:style-name="P1">+rangeIdx</text:p>
            <text:p text:style-name="P1">+rangeLevel</text:p>
            <text:p text:style-name="P1">+rangeFreq</text:p>
          </table:table-cell>
          <table:table-cell table:style-name="Schema.A1" office:value-type="string">
            <text:p text:style-name="P1"><text:span text:style-name="T1">Material</text:span> =</text:p>
            <text:p text:style-name="P1">@matId</text:p>
            <text:p text:style-name="P1">@matName</text:p>
            <text:p text:style-name="P1">+matType(word,gram..)</text:p>
            <text:p text:style-name="P1">+srcShort</text:p>
            <text:p text:style-name="P1">+srcLong</text:p>
            <text:p text:style-name="P1">+tgtShort</text:p>
            <text:p text:style-name="P1">+tgtLong</text:p>
            <text:p text:style-name="P1">+level</text:p>
            <text:p text:style-name="P1">+frequency</text:p>
          </table:table-cell>
          <table:table-cell table:style-name="Schema.A1" table:number-rows-spanned="2" office:value-type="string">
            <text:p text:style-name="P1"><text:span text:style-name="T1">Instruction</text:span> =</text:p>
            <text:p text:style-name="P1">@instrId</text:p>
            <text:p text:style-name="P1">@instrName</text:p>
            <text:p text:style-name="P1">+matType</text:p>
            <text:p text:style-name="P1">+schemeType （N/S/L)</text:p>
            <text:p text:style-name="P1">+round</text:p>
            <text:p text:style-name="P1">+desc</text:p>
            <text:p text:style-name="P1">+instrData</text:p>
            <text:p text:style-name="P1">+instrType txt,aud</text:p>
            <text:p text:style-name="P1">+instrLen</text:p>
            <text:p text:style-name="P1">+answerData</text:p>
            <text:p text:style-name="P1">+answerType txt,vid</text:p>
            <text:p text:style-name="P1">+answerLen</text:p>
          </table:table-cell>
          <table:table-cell table:style-name="Schema.D1" office:value-type="string">
            <text:p text:style-name="P1"><text:span text:style-name="T1">Scheme</text:span> =</text:p>
            <text:p text:style-name="P1">@schemeId</text:p>
            <text:p text:style-name="P1">@schemeName</text:p>
            <text:p text:style-name="P1">+schemaType (NSL)</text:p>
            <text:p text:style-name="P1">+intervals</text:p>
            <text:p text:style-name="P1">+desc</text:p>
          </table:table-cell>
        </table:table-row>
        <table:table-row table:style-name="Schema.1">
          <table:table-cell table:style-name="Schema.A1" office:value-type="string">
            <text:p text:style-name="P1"><text:span text:style-name="T1">User</text:span> =</text:p>
            <text:p text:style-name="P1">@userId</text:p>
            <text:p text:style-name="P1">+login</text:p>
            <text:p text:style-name="P1">+passwd</text:p>
            <text:p text:style-name="P1">+name</text:p>
          </table:table-cell>
          <table:table-cell table:style-name="Schema.A1" office:value-type="string">
            <text:p text:style-name="P1"><text:span text:style-name="T1">MatTag</text:span> =</text:p>
            <text:p text:style-name="P1">@matId</text:p>
            <text:p text:style-name="P1">@tagName</text:p>
            <text:p text:style-name="P1">+tagValue</text:p>
          </table:table-cell>
          <table:covered-table-cell/>
          <table:table-cell table:style-name="Schema.D2" office:value-type="string">
            <text:p text:style-name="P1"><text:span text:style-name="T1">DefaultPlan</text:span> =</text:p>
            <text:p text:style-name="P1">@courseId</text:p>
            <text:p text:style-name="P1">@matType</text:p>
            <text:p text:style-name="P1">@schemeName</text:p>
          </table:table-cell>
        </table:table-row>
        <table:table-row table:style-name="Schema.3">
          <table:table-cell table:style-name="Schema.A3" table:number-rows-spanned="2" office:value-type="string">
            <text:p text:style-name="P1"><text:span text:style-name="T1">MyCourse</text:span> =</text:p>
            <text:p text:style-name="P1">@userId</text:p>
            <text:p text:style-name="P1">@courseId</text:p>
            <text:p text:style-name="P1">+lessonSize</text:p>
            <text:p text:style-name="P1">+lessonBegDate</text:p>
            <text:p text:style-name="P1">+lessonLastDate</text:p>
            <text:p text:style-name="P1">+lessonLast</text:p>
            <text:p text:style-name="P1">+lessonDays</text:p>
            <text:p text:style-name="P1">+speed</text:p>
          </table:table-cell>
          <table:table-cell table:style-name="Schema.A3" office:value-type="string">
            <text:p text:style-name="P1"><text:span text:style-name="T1">MyMaterial</text:span> =</text:p>
            <text:p text:style-name="P1">@userId</text:p>
            <text:p text:style-name="P1">@matId</text:p>
            <text:p text:style-name="P1">@matName</text:p>
            <text:p text:style-name="P1">+lessonNum</text:p>
            <text:p text:style-name="P1">+score</text:p>
            <text:p text:style-name="P1">+note</text:p>
          </table:table-cell>
          <table:table-cell table:style-name="Schema.A3" office:value-type="string">
            <text:p text:style-name="P1"><text:span text:style-name="T1">MyLesson</text:span> =</text:p>
            <text:p text:style-name="P1">@userId</text:p>
            <text:p text:style-name="P1">@lessonNum</text:p>
            <text:p text:style-name="P1">@matName</text:p>
            <text:p text:style-name="P1">+progress</text:p>
          </table:table-cell>
          <table:table-cell table:style-name="Schema.D2" office:value-type="string">
            <text:p text:style-name="P1"><text:span text:style-name="T1">MyPlan</text:span> =</text:p>
            <text:p text:style-name="P1">@userId</text:p>
            <text:p text:style-name="P1">@courseId</text:p>
            <text:p text:style-name="P1">@matType</text:p>
            <text:p text:style-name="P1">@schemeName</text:p>
          </table:table-cell>
        </table:table-row>
        <table:table-row table:style-name="Schema.4">
          <table:covered-table-cell/>
          <table:table-cell table:style-name="Schema.A3" office:value-type="string">
            <text:p text:style-name="P1"><text:span text:style-name="T1">MyMatTag</text:span> =</text:p>
            <text:p text:style-name="P1">@userId</text:p>
            <text:p text:style-name="P1">@matId</text:p>
            <text:p text:style-name="P1">@tagName</text:p>
            <text:p text:style-name="P1">+tagValue</text:p>
          </table:table-cell>
          <table:table-cell table:style-name="Schema.A3" office:value-type="string">
            <text:p text:style-name="P1"><text:span text:style-name="T1">MyStudy</text:span> =</text:p>
            <text:p text:style-name="P1">@userId</text:p>
            <text:p text:style-name="P1">@matId</text:p>
            <text:p text:style-name="P1">@matName</text:p>
            <text:p text:style-name="P1">@instrId</text:p>
            <text:p text:style-name="P1">@instrName</text:p>
            <text:p text:style-name="P1">+feedback</text:p>
            <text:p text:style-name="P1">+fbInterval</text:p>
          </table:table-cell>
          <table:table-cell table:style-name="Schema.D2" office:value-type="string">
            <text:p text:style-name="P1"><text:span text:style-name="T1">MyHistory</text:span> =</text:p>
            <text:p text:style-name="P1">@userId</text:p>
            <text:p text:style-name="P1">@hisId</text:p>
            <text:p text:style-name="P1">+matId</text:p>
            <text:p text:style-name="P1">+reason</text:p>
          </table:table-cell>
        </table:table-row>
        <table:table-row table:style-name="Schema.5">
          <table:table-cell table:style-name="Schema.A3" office:value-type="string">
            <text:p text:style-name="P1"/>
          </table:table-cell>
          <table:table-cell table:style-name="Schema.A3" office:value-type="string">
            <text:p text:style-name="P1"/>
          </table:table-cell>
          <table:table-cell table:style-name="Schema.A3" office:value-type="string">
            <text:p text:style-name="P1"/>
          </table:table-cell>
          <table:table-cell table:style-name="Schema.D2" office:value-type="string">
            <text:p text:style-name="P1"/>
          </table:table-cell>
        </table:table-row>
      </table:table>
      <text:p text:style-name="Standard"/>
      <text:list xml:id="list8281471049491854489" text:style-name="L1">
        <text:list-item>
          <text:p text:style-name="P2">Develop course: Material and Instruction</text:p>
        </text:list-item>
      </text:list>
      <text:list xml:id="list7762297872793986990" text:style-name="L2">
        <text:list-item>
          <text:p text:style-name="P3">Create Material table. Set level/freq</text:p>
        </text:list-item>
        <text:list-item>
          <text:p text:style-name="P3">Add Course entry; calculate rangeLevel/freq, set rangeIdx</text:p>
        </text:list-item>
        <text:list-item>
          <text:p text:style-name="P3">Create Instruction with blank values based on Schema</text:p>
        </text:list-item>
        <text:list-item>
          <text:p text:style-name="P3">Manually enter default instructions</text:p>
        </text:list-item>
        <text:list-item>
          <text:p text:style-name="P3">Copy default instructions and manually override additional instructions</text:p>
        </text:list-item>
        <text:list-item>
          <text:p text:style-name="P3">Create Study with default instructions; override specific entries</text:p>
        </text:list-item>
      </text:list>
      <text:list xml:id="list1647833862575822486" text:style-name="L3">
        <text:list-item>
          <text:p text:style-name="P4">User choose course</text:p>
        </text:list-item>
      </text:list>
      <text:list xml:id="list2975886361029434541" text:style-name="L4">
        <text:list-item>
          <text:p text:style-name="P5">Create MyCourse</text:p>
        </text:list-item>
        <text:list-item>
          <text:p text:style-name="P5">Copy Material to MyMaterial based on Course.rangeXxx</text:p>
        </text:list-item>
        <text:list-item>
          <text:p text:style-name="P5">Assign MyMaterial.lessonNum based on Course.lessonSize and Material.level/inx/freq</text:p>
        </text:list-item>
        <text:list-item>
          <text:p text:style-name="P5">Insert into MyLesson</text:p>
        </text:list-item>
      </text:list>
      <text:list xml:id="list428259021" text:continue-list="list8281471049491854489" text:style-name="L1">
        <text:list-item>
          <text:p text:style-name="P2">-//----------------Test which Material Items are already known (from easy level to hard level)? (or do it automatically via feedback?)------------//</text:p>
        </text:list-item>
        <text:list-item>
          <text:p text:style-name="P2">Initialize MyStudy</text:p>
        </text:list-item>
      </text:list>
      <text:list xml:id="list4501714191791746165" text:style-name="L5">
        <text:list-item>
          <text:p text:style-name="P6">Copy Study to MyStudy filtered by MyMaterial.idMat</text:p>
        </text:list-item>
      </text:list>
      <text:list xml:id="list610002034" text:continue-list="list428259021" text:style-name="L1">
        <text:list-item>
          <text:p text:style-name="P2">Generate today's lesson</text:p>
        </text:list-item>
      </text:list>
      <text:list xml:id="list945986371909352001" text:style-name="L6">
        <text:list-item>
          <text:p text:style-name="P7"><text:soft-page-break/>Use MyCourse.lessonLast to get MyStudy entries as today's new Items</text:p>
        </text:list-item>
        <text:list-item>
          <text:p text:style-name="P7">Set new Items to array according to MyCourse.schemaNew</text:p>
        </text:list-item>
        <text:list-item>
          <text:p text:style-name="P7">Use MyCourse.schemaShort to set short Items into available array slots</text:p>
        </text:list-item>
        <text:list-item>
          <text:p text:style-name="P7">Use MyCourse.schemaLong and MyCourse.lessonDay to determine MyMaterial.lessonNum and Instruction.round</text:p>
        </text:list-item>
        <text:list-item>
          <text:p text:style-name="P7">Translate that into idMat and idInstr, get MyStudy entries (long Items)</text:p>
        </text:list-item>
        <text:list-item>
          <text:p text:style-name="P7">Insert long items into available slots</text:p>
        </text:list-item>
        <text:list-item>
          <text:p text:style-name="P7">Pack up the array</text:p>
        </text:list-item>
      </text:list>
      <text:list xml:id="list1443075491" text:continue-list="list610002034" text:style-name="L1">
        <text:list-item>
          <text:p text:style-name="P2">Analyze feedback and scoring</text:p>
        </text:list-item>
        <text:list-item>
          <text:p text:style-name="P2">Adjust Item based on score and feedback</text:p>
        </text:list-item>
        <text:list-item>
          <text:p text:style-name="P2">Adjust lesson size based on score and feedback</text:p>
        </text:list-item>
        <text:list-item>
          <text:p text:style-name="P2">Handle skipped lesson</text:p>
        </text:list-item>
        <text:list-item>
          <text:p text:style-name="P9">1 day skip</text:p>
        </text:list-item>
      </text:list>
      <text:list xml:id="list458677471443207942" text:style-name="L7">
        <text:list-item>
          <text:p text:style-name="P8">redo previous lesson, move it to current lesson (so that review next day)</text:p>
        </text:list-item>
        <text:list-item>
          <text:p text:style-name="P8">lean half of new words (of current lesson)</text:p>
        </text:list-item>
        <text:list-item>
          <text:p text:style-name="P8">move rest of the new words one at a time to subsequent lessons</text:p>
        </text:list-item>
        <text:list-item>
          <text:p text:style-name="P8">next day, need to review the increased previous lesson </text:p>
        </text:list-item>
        <text:list-item>
          <text:p text:style-name="P8">after 4 rounds, restore relocated </text:p>
        </text:list-item>
      </text:list>
      <text:list xml:id="list1315288850" text:continue-list="list1443075491" text:style-name="L1">
        <text:list-item>
          <text:p text:style-name="P9">2 day skip</text:p>
        </text:list-item>
      </text:list>
      <text:list xml:id="list7076024821585388891" text:style-name="L8">
        <text:list-item>
          <text:p text:style-name="P10">redo previous 2 lessons, move both to current lesson (so that review next day)</text:p>
        </text:list-item>
        <text:list-item>
          <text:p text:style-name="P10">lean quarter of new words (of current lesson)</text:p>
        </text:list-item>
        <text:list-item>
          <text:p text:style-name="P10">move rest of the new words to subsequent lessons</text:p>
        </text:list-item>
        <text:list-item>
          <text:p text:style-name="P10">next day, need to review the increased previous lesson</text:p>
        </text:list-item>
      </text:list>
      <text:list xml:id="list1088860563" text:continue-list="list1315288850" text:style-name="L1">
        <text:list-item>
          <text:p text:style-name="P9">3 day skip</text:p>
        </text:list-item>
      </text:list>
      <text:list xml:id="list6991790004005952007" text:style-name="L9">
        <text:list-item>
          <text:p text:style-name="P11">redo previous 3 lessons; move all into current lesson</text:p>
        </text:list-item>
        <text:list-item>
          <text:p text:style-name="P11">no new words</text:p>
        </text:list-item>
        <text:list-item>
          <text:p text:style-name="P11">move all new words into subsequent lessons, 1 per lesson</text:p>
        </text:list-item>
        <text:list-item>
          <text:p text:style-name="P11">next day, need to review the increased previous lesson</text:p>
        </text:list-item>
      </text:list>
      <text:list xml:id="list849663438" text:continue-list="list1088860563" text:style-name="L1">
        <text:list-item>
          <text:p text:style-name="P9">4 day skip</text:p>
        </text:list-item>
      </text:list>
      <text:list xml:id="list3651029249113324564" text:style-name="L10">
        <text:list-item>
          <text:p text:style-name="P12"/>
        </text:list-item>
      </text:list>
      <text:list xml:id="list752970747" text:continue-list="list849663438" text:style-name="L1">
        <text:list-item>
          <text:p text:style-name="P2">Handle 5-daily, 4-day, twice-a-day progra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6-13T10:27:34.06</meta:creation-date>
    <dc:date>2017-06-19T22:56:29</dc:date>
    <meta:editing-duration>P15DT9H1M50S</meta:editing-duration>
    <meta:editing-cycles>29</meta:editing-cycles>
    <meta:generator>OpenOffice/4.1.3$Unix OpenOffice.org_project/413m1$Build-9783</meta:generator>
    <dc:creator>James Wu</dc:creator>
    <meta:document-statistic meta:table-count="1" meta:image-count="0" meta:object-count="0" meta:page-count="2" meta:paragraph-count="138" meta:word-count="473" meta:character-count="3009"/>
  </office:meta>
</office:document-meta>
</file>